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94pt"/>
    </style:style>
    <style:style style:name="co2" style:family="table-column">
      <style:table-column-properties fo:break-before="auto" style:column-width="149.19pt"/>
    </style:style>
    <style:style style:name="co3" style:family="table-column">
      <style:table-column-properties fo:break-before="auto" style:column-width="146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8.41pt"/>
    </style:style>
    <style:style style:name="co6" style:family="table-column">
      <style:table-column-properties fo:break-before="auto" style:column-width="102.84pt"/>
    </style:style>
    <style:style style:name="co7" style:family="table-column">
      <style:table-column-properties fo:break-before="auto" style:column-width="99.24pt"/>
    </style:style>
    <style:style style:name="co8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139.55pt"/>
    </style:style>
    <style:style style:name="co10" style:family="table-column">
      <style:table-column-properties fo:break-before="auto" style:column-width="107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fo:background-color="#b2b2b2"/>
    </style:style>
    <style:style style:name="ce3" style:family="table-cell" style:parent-style-name="Default" style:data-style-name="N99"/>
    <style:style style:name="ce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3"/>
        <table:table-column table:style-name="co4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RTR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ommand Number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Discovery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3"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treaming Mod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3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0xFF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x0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Pacing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4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Units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5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I/O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Error Respons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ommand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7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Unit Abbreviation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8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it ABR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rror Reset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EE ERROR RESPONSE</text:p>
          </table:table-cell>
          <table:table-cell table:number-columns-repeated="7"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9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Reboot Devic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0x0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Device temperatur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B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Max Sensor Channel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Max 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C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ensor Channel Range MAX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ensor Channel Range MIN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RGB Color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F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</table:table>
      <table:table table:name="Device Type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</table:table>
      <table:table table:name="Unit ABR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3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Unsupported Command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Invalid Parameter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ameter Out of 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 style:data-style-name="N2" text:time-value="18:59:21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4-06-16T19:03:29.613000000</dc:date>
    <meta:editing-duration>P3DT4H51M11S</meta:editing-duration>
    <meta:editing-cycles>93</meta:editing-cycles>
    <meta:generator>LibreOffice/5.4.1.2$Windows_X86_64 LibreOffice_project/ea7cb86e6eeb2bf3a5af73a8f7777ac570321527</meta:generator>
    <meta:document-statistic meta:table-count="5" meta:cell-count="474" meta:object-count="0"/>
  </office:meta>
</office:document-meta>
</file>